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4896in" table:align="left" style:writing-mode="lr-tb"/>
    </style:style>
    <style:style style:name="Table2.A" style:family="table-column">
      <style:table-column-properties style:column-width="3.2493in"/>
    </style:style>
    <style:style style:name="Table2.B" style:family="table-column">
      <style:table-column-properties style:column-width="3.2403in"/>
    </style:style>
    <style:style style:name="Table1" style:family="table">
      <style:table-properties style:width="6.4896in" table:align="right" style:writing-mode="lr-tb"/>
    </style:style>
    <style:style style:name="Table1.A" style:family="table-column">
      <style:table-column-properties style:column-width="2.1146in"/>
    </style:style>
    <style:style style:name="Table1.B" style:family="table-column">
      <style:table-column-properties style:column-width="4.3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text-properties fo:font-style="italic" style:font-style-asian="italic"/>
    </style:style>
    <style:style style:name="P2" style:family="paragraph" style:parent-style-name="Standard">
      <style:text-properties style:font-name="Times New Roman" fo:font-size="11pt" fo:language="en" fo:country="US" style:font-size-asian="11pt" style:language-asian="zxx" style:country-asian="none" style:font-size-complex="11pt" style:language-complex="ar" style:country-complex="SA"/>
    </style:style>
    <style:style style:name="P3" style:family="paragraph" style:parent-style-name="Standard">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4" style:family="paragraph" style:parent-style-name="Standard">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5" style:family="paragraph" style:parent-style-name="Standard">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style:style style:name="P6" style:family="paragraph" style:parent-style-name="Standard">
      <style:paragraph-properties fo:text-align="justify" style:justify-single-word="false">
        <style:tab-stops>
          <style:tab-stop style:position="0.5in"/>
          <style:tab-stop style:position="1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7" style:family="paragraph" style:parent-style-name="Standard">
      <style:text-properties style:font-name="Times New Roman" fo:font-size="11pt" fo:language="en" fo:country="US" fo:font-weight="bold" style:font-size-asian="11pt" style:language-asian="zxx" style:country-asian="none" style:font-weight-asian="bold" style:font-size-complex="11pt" style:language-complex="ar" style:country-complex="SA"/>
    </style:style>
    <style:style style:name="P8" style:family="paragraph" style:parent-style-name="Standard">
      <style:paragraph-properties style:snap-to-layout-grid="false"/>
      <style:text-properties style:font-name="Times New Roman" fo:font-size="11pt" fo:language="en" fo:country="US" fo:font-weight="normal" style:font-size-asian="11pt" style:language-asian="zxx" style:country-asian="none" style:font-weight-asian="normal" style:font-size-complex="11pt" style:language-complex="ar" style:country-complex="SA" style:font-weight-complex="normal"/>
    </style:style>
    <style:style style:name="P9" style:family="paragraph" style:parent-style-name="Standard">
      <style:paragraph-properties style:snap-to-layout-grid="false">
        <style:tab-stops>
          <style:tab-stop style:position="0.5in"/>
        </style:tab-stops>
      </style:paragraph-properties>
      <style:text-properties style:font-name="Times New Roman" fo:font-size="11pt" fo:language="en" fo:country="US" fo:font-weight="normal" style:font-size-asian="11pt" style:language-asian="zxx" style:country-asian="none" style:font-weight-asian="normal" style:font-size-complex="11pt" style:language-complex="ar" style:country-complex="SA" style:font-weight-complex="normal"/>
    </style:style>
    <style:style style:name="P10" style:family="paragraph" style:parent-style-name="Standard">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11" style:family="paragraph" style:parent-style-name="Standard">
      <style:paragraph-properties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12" style:family="paragraph" style:parent-style-name="Standard">
      <style:text-properties style:font-name="Times New Roman" fo:language="en" fo:country="US" style:language-asian="zxx" style:country-asian="none" style:language-complex="ar" style:country-complex="SA"/>
    </style:style>
    <style:style style:name="P13" style:family="paragraph" style:parent-style-name="Standard">
      <style:paragraph-properties fo:text-align="justify" style:justify-single-word="false">
        <style:tab-stops>
          <style:tab-stop style:position="0.5in"/>
          <style:tab-stop style:position="1in"/>
        </style:tab-stops>
      </style:paragraph-properties>
      <style:text-properties fo:font-size="11pt" style:font-size-asian="11pt" style:font-size-complex="11pt"/>
    </style:style>
    <style:style style:name="P14" style:family="paragraph" style:parent-style-name="Standard">
      <style:paragraph-properties fo:margin-left="-0.002in" fo:margin-right="-0.002in" fo:text-indent="0in" style:auto-text-indent="false"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font-weight-complex="bold"/>
    </style:style>
    <style:style style:name="P15" style:family="paragraph" style:parent-style-name="Table_20_Contents">
      <style:paragraph-properties fo:text-align="end" style:justify-single-word="false"/>
      <style:text-properties style:font-name="Times New Roman" fo:language="en" fo:country="US" style:language-asian="zxx" style:country-asian="none" style:language-complex="ar" style:country-complex="SA"/>
    </style:style>
    <style:style style:name="P16" style:family="paragraph" style:parent-style-name="Table_20_Contents">
      <style:text-properties style:font-name="Times New Roman" fo:font-size="11pt" fo:language="en" fo:country="US" style:font-size-asian="11pt" style:language-asian="zxx" style:country-asian="none" style:font-size-complex="11pt" style:language-complex="ar" style:country-complex="SA"/>
    </style:style>
    <style:style style:name="P17"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99pt solid #000000"/>
      <style:text-properties style:font-name="Times New Roman" fo:font-size="14pt" fo:language="en" fo:country="US" fo:font-style="normal" fo:font-weight="bold" style:font-size-asian="14pt" style:language-asian="zxx" style:country-asian="none" style:font-style-asian="normal" style:font-weight-asian="bold" style:font-size-complex="14pt" style:language-complex="ar" style:country-complex="SA" style:font-style-complex="normal" style:font-weight-complex="bold"/>
    </style:style>
    <style:style style:name="P18" style:family="paragraph" style:parent-style-name="Standard" style:list-style-name="WW8Num7">
      <style:paragraph-properties fo:text-align="justify" style:justify-single-word="false">
        <style:tab-stops>
          <style:tab-stop style:position="0.5in"/>
          <style:tab-stop style:position="1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9" style:family="paragraph" style:parent-style-name="Standard" style:list-style-name="WW8Num6">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20" style:family="paragraph" style:parent-style-name="Standard" style:list-style-name="WW8Num6">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21" style:family="paragraph" style:parent-style-name="Standard" style:list-style-name="WW8Num5">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7">Matthew Alan Soucy</text:p>
      <table:table table:name="Table2" table:style-name="Table2">
        <table:table-column table:style-name="Table2.A"/>
        <table:table-column table:style-name="Table2.B"/>
        <table:table-row>
          <table:table-cell office:value-type="string">
            <text:p text:style-name="P16">Permanent Address:</text:p>
            <text:p text:style-name="P16">1 Reeds Ferry Way, Merrimack, NH 03054</text:p>
          </table:table-cell>
          <table:table-cell office:value-type="string">
            <text:p text:style-name="P15">Phone number: (603) 204-1994</text:p>
            <text:p text:style-name="P15">msoucy@csh.rit.edu</text:p>
          </table:table-cell>
        </table:table-row>
      </table:table>
      <text:p text:style-name="P12"/>
      <table:table table:name="Table1" table:style-name="Table1">
        <table:table-column table:style-name="Table1.A"/>
        <table:table-column table:style-name="Table1.B"/>
        <table:table-row table:style-name="Table1.1">
          <table:table-cell table:style-name="Table1.A1" office:value-type="string">
            <text:p text:style-name="P11">Objective</text:p>
          </table:table-cell>
          <table:table-cell table:style-name="Table1.A1" office:value-type="string">
            <text:p text:style-name="P4">To obtain an internship in a technology company</text:p>
          </table:table-cell>
        </table:table-row>
        <table:table-row table:style-name="Table1.1">
          <table:table-cell table:style-name="Table1.A1" office:value-type="string">
            <text:p text:style-name="P10">Qualifications</text:p>
          </table:table-cell>
          <table:table-cell table:style-name="Table1.A1" office:value-type="string">
            <text:list xml:id="list279696878" text:style-name="WW8Num7">
              <text:list-item>
                <text:p text:style-name="P18">Proficient in C, C++, D, and Python</text:p>
              </text:list-item>
              <text:list-item>
                <text:p text:style-name="P18">Working knowledge of PHP, HTML, Javascript</text:p>
              </text:list-item>
              <text:list-item>
                <text:p text:style-name="P18">Familiar with the Subversion, Mercurial, Git, and Clearcase source control systems</text:p>
              </text:list-item>
            </text:list>
            <text:p text:style-name="P6"/>
          </table:table-cell>
        </table:table-row>
        <table:table-row table:style-name="Table1.1">
          <table:table-cell table:style-name="Table1.A1" office:value-type="string">
            <text:p text:style-name="P11">College Education</text:p>
            <text:p text:style-name="P8">Rochester Institute of Technology</text:p>
          </table:table-cell>
          <table:table-cell table:style-name="Table1.A1" office:value-type="string">
            <text:list xml:id="list103154881" text:style-name="WW8Num6">
              <text:list-item>
                <text:p text:style-name="P20">GPA: 3.680 (Out of 4.0)</text:p>
              </text:list-item>
              <text:list-item>
                <text:p text:style-name="P20">Professional GPA: 4.0 (Out of 4.0)</text:p>
              </text:list-item>
              <text:list-item>
                <text:p text:style-name="P20">Expected graduation: Spring 2016</text:p>
              </text:list-item>
              <text:list-item>
                <text:p text:style-name="P20">Majoring in Computer Science</text:p>
              </text:list-item>
              <text:list-item>
                <text:p text:style-name="P20">Relevant coursework includes: Calculus 1-3, Computer Science 1-4 <text:s/></text:p>
              </text:list-item>
            </text:list>
            <text:p text:style-name="P4"/>
          </table:table-cell>
        </table:table-row>
        <table:table-row table:style-name="Table1.1">
          <table:table-cell table:style-name="Table1.A1" office:value-type="string">
            <text:p text:style-name="P11">High School Education</text:p>
            <text:p text:style-name="P9">Merrimack High School</text:p>
          </table:table-cell>
          <table:table-cell table:style-name="Table1.A1" office:value-type="string">
            <text:list xml:id="list1671580046" text:continue-list="list103154881" text:style-name="WW8Num6">
              <text:list-item text:start-value="1">
                <text:p text:style-name="P19">Relevant coursework includes: Data Structures with C++, Independent Study in Game Design and Algorithms, AP Calculus AB, Physics, Chemistry</text:p>
              </text:list-item>
              <text:list-item>
                <text:p text:style-name="P19">Honors student</text:p>
              </text:list-item>
            </text:list>
            <text:p text:style-name="P3"/>
          </table:table-cell>
        </table:table-row>
        <table:table-row table:style-name="Table1.1">
          <table:table-cell table:style-name="Table1.A1" table:number-columns-spanned="2" office:value-type="string">
            <text:p text:style-name="P14">Experience &amp; Past Employment</text:p>
          </table:table-cell>
          <table:covered-table-cell/>
        </table:table-row>
        <table:table-row table:style-name="Table1.1">
          <table:table-cell table:style-name="Table1.A1" office:value-type="string">
            <text:p text:style-name="P7">BAE Systems, Inc.</text:p>
            <text:p text:style-name="P2">Nashua, NH</text:p>
            <text:p text:style-name="P2">Position: Software Intern</text:p>
            <text:p text:style-name="P2">06/2011 – 09/2011,</text:p>
            <text:p text:style-name="P2">06/2012 – 09/2012</text:p>
          </table:table-cell>
          <table:table-cell table:style-name="Table1.A1" office:value-type="string">
            <text:list xml:id="list1455073335" text:style-name="WW8Num5">
              <text:list-item>
                <text:p text:style-name="P21">Wrote code in C++ and Python to fix and enhance in-house tools</text:p>
              </text:list-item>
              <text:list-item>
                <text:p text:style-name="P21">Wrote tools, mainly in Python, to enhance productivity and provide information from version control systems</text:p>
              </text:list-item>
            </text:list>
          </table:table-cell>
        </table:table-row>
        <table:table-row table:style-name="Table1.1">
          <table:table-cell table:style-name="Table1.A1" office:value-type="string">
            <text:p text:style-name="P7"/>
            <text:p text:style-name="P7">FIRST Team 166</text:p>
            <text:p text:style-name="P2">Merrimack, NH</text:p>
            <text:p text:style-name="P2">Position: Software Member</text:p>
            <text:p text:style-name="P2">09/2007 – 06/2009</text:p>
            <text:p text:style-name="P2">Position: Software Lead</text:p>
            <text:p text:style-name="P2">06/2009 – 06/2011</text:p>
          </table:table-cell>
          <table:table-cell table:style-name="Table1.A1" office:value-type="string">
            <text:p text:style-name="P5"/>
            <text:list xml:id="list1904764909" text:continue-numbering="true" text:style-name="WW8Num5">
              <text:list-item>
                <text:p text:style-name="P21">Involved in writing code for the team's robot</text:p>
              </text:list-item>
              <text:list-item>
                <text:p text:style-name="P21">Experience with delicate equipment when preparing or setting up for competitions and demonstrations</text:p>
              </text:list-item>
              <text:list-item>
                <text:p text:style-name="P21">Alpha- and Beta-tested the main C++ library, developed multitasking headers for the robot code, and supplied bug reports and fixes back to several libraries.</text:p>
              </text:list-item>
              <text:list-item>
                <text:p text:style-name="P21">Recipient of the FIRST Dean's List Award from the BAE Systems Granite State Regional in March 2011. This is awarded to two students per regional event who are nominated by their teams, and recognizes leadership, technical expertise, and the ability to motivate fellow team members</text:p>
              </text:list-item>
            </text:list>
          </table:table-cell>
        </table:table-row>
        <table:table-row table:style-name="Table1.1">
          <table:table-cell table:style-name="Table1.A1" office:value-type="string">
            <text:p text:style-name="P11"/>
            <text:p text:style-name="P11">Activities &amp; Projects</text:p>
          </table:table-cell>
          <table:table-cell table:style-name="Table1.A1" office:value-type="string">
            <text:p text:style-name="P13"/>
            <text:list xml:id="list432536692" text:continue-list="list279696878" text:style-name="WW8Num7">
              <text:list-item>
                <text:p text:style-name="P18">Involved with RIT's Computer Science House (CSH)</text:p>
              </text:list-item>
              <text:list-item>
                <text:p text:style-name="P18">Basic French and ASL knowledge</text:p>
              </text:list-item>
              <text:list-item>
                <text:p text:style-name="P18">Performing arts – Music and Theater</text:p>
              </text:list-item>
            </text:list>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style:font-style-asian="itali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References provided upon reques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Resume for Matthew Soucy</dc:title>
    <meta:creation-date>2011-03-13T17:29:42.07</meta:creation-date>
    <meta:editing-cycles>123</meta:editing-cycles>
    <meta:editing-duration>P1DT1H47M</meta:editing-duration>
    <meta:initial-creator>Matt Soucy</meta:initial-creator>
    <dc:date>2012-09-18T21:49:02</dc:date>
    <dc:creator>Matt Soucy</dc:creator>
    <meta:keyword>resume</meta:keyword>
    <meta:document-statistic meta:table-count="2" meta:image-count="0" meta:object-count="0" meta:page-count="1" meta:paragraph-count="45" meta:word-count="307" meta:character-count="1936" meta:non-whitespace-character-count="1691"/>
    <meta:user-defined meta:name="Info 2">Based on original outline by Bruce Schaller- redesigned and automated by Elizabeth Bulla</meta:user-defined>
    <meta:user-defined meta:name="Info 3"/>
    <meta:user-defined meta:name="Info 4"/>
    <meta:user-defined meta:name="License">&lt;a href="http://templates.services.openoffice.org/bsd-license"&gt;BSD&lt;/a&gt; </meta:user-defined>
    <meta:template xlink:type="simple" xlink:actuate="onRequest" xlink:title="Clickable automated resume template" xlink:href="../../../../AppData/Roaming/OpenOffice.org/3/user/template/Resume%20Template.ott" meta:date="2011-03-13T17:29:41.71"/>
  </office:meta>
</office:document-meta>
</file>